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00ff" draw:textarea-horizontal-align="center" draw:textarea-vertical-align="middle"/>
    </style:style>
    <style:style style:name="gr2" style:family="graphic" style:parent-style-name="standard">
      <style:graphic-properties draw:fill-color="#ff0000" draw:textarea-horizontal-align="center" draw:textarea-vertical-align="middle"/>
    </style:style>
    <style:style style:name="gr3" style:family="graphic" style:parent-style-name="standard">
      <style:graphic-properties draw:fill-color="#000000" draw:textarea-horizontal-align="center" draw:textarea-vertical-align="middle"/>
    </style:style>
    <style:style style:name="gr4" style:family="graphic" style:parent-style-name="standard">
      <style:graphic-properties svg:stroke-width="0.127cm" draw:marker-start="Arrowheads_20_1" draw:marker-start-width="0.635cm" draw:marker-end-width="0.39cm" draw:textarea-horizontal-align="center" draw:textarea-vertical-align="middle" fo:padding-top="0.188cm" fo:padding-bottom="0.188cm" fo:padding-left="0.313cm" fo:padding-right="0.3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draw:marker-start="Arrow_20_concave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draw:marker-start="" draw:marker-start-width="0.533cm" draw:marker-end="Arrow_20_concave" draw:marker-end-width="0.533cm" draw:textarea-horizontal-align="center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6pt" fo:font-style="italic"/>
    </style:style>
    <style:style style:name="P4" style:family="paragraph">
      <style:text-properties fo:font-size="22pt"/>
    </style:style>
    <style:style style:name="P5" style:family="paragraph">
      <style:text-properties fo:font-family="Symbol" style:font-pitch="variable" style:font-charset="x-symbol"/>
    </style:style>
    <style:style style:name="T1" style:family="text">
      <style:text-properties fo:font-size="26pt" fo:font-style="italic"/>
    </style:style>
    <style:style style:name="T2" style:family="text">
      <style:text-properties fo:font-family="Symbol" style:font-pitch="variable" style:font-charset="x-symbol" fo:font-size="22pt"/>
    </style:style>
    <style:style style:name="T3" style:family="text">
      <style:text-properties fo:font-size="22pt"/>
    </style:style>
    <style:style style:name="T4" style:family="text">
      <style:text-properties fo:font-family="Symbol" style:font-pitch="variable" style:font-charset="x-symbol"/>
    </style:style>
    <style:style style:name="T5" style:family="text">
      <style:text-properties style:text-position="33% 58%" fo:font-family="Symbol" style:font-pitch="variable" style:font-charset="x-symbo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5.715cm" svg:height="1.905cm" svg:x="14.445cm" svg:y="22.925cm">
          <text:p text:style-name="P2"/>
        </draw:ellipse>
        <draw:ellipse draw:style-name="gr2" draw:text-style-name="P1" draw:layer="layout" svg:width="5.715cm" svg:height="1.905cm" svg:x="14.446cm" svg:y="20.251cm">
          <text:p text:style-name="P2"/>
        </draw:ellipse>
        <draw:ellipse draw:style-name="gr1" draw:text-style-name="P1" draw:layer="layout" svg:width="1.701cm" svg:height="0.873cm" draw:transform="skewX (-0.147829387643892) rotate (-2.36614286692945) translate (15.706cm 10.576cm)">
          <text:p text:style-name="P2"/>
        </draw:ellipse>
        <draw:ellipse draw:style-name="gr2" draw:text-style-name="P1" draw:layer="layout" svg:width="1.701cm" svg:height="0.873cm" draw:transform="skewX (-0.147829387643892) rotate (-2.36614286692945) translate (20.681cm 8.572cm)">
          <text:p text:style-name="P2"/>
        </draw:ellipse>
        <draw:ellipse draw:style-name="gr1" draw:text-style-name="P1" draw:layer="layout" svg:width="1.701cm" svg:height="0.873cm" draw:transform="skewX (0.147829387643892) rotate (2.36614286692827) translate (20.026cm 11.728cm)">
          <text:p text:style-name="P2"/>
        </draw:ellipse>
        <draw:ellipse draw:style-name="gr2" draw:text-style-name="P1" draw:layer="layout" svg:width="1.701cm" svg:height="0.873cm" draw:transform="skewX (0.147829387643892) rotate (2.36614286692827) translate (15.005cm 9.789cm)">
          <text:p text:style-name="P2"/>
        </draw:ellipse>
        <draw:ellipse draw:style-name="gr2" draw:text-style-name="P1" draw:layer="layout" svg:width="1.701cm" svg:height="0.873cm" draw:transform="skewX (-0.147829387643892) rotate (-3.09237436868416) translate (18.259cm 11.192cm)">
          <text:p text:style-name="P2"/>
        </draw:ellipse>
        <draw:ellipse draw:style-name="gr1" draw:text-style-name="P1" draw:layer="layout" svg:width="1.701cm" svg:height="0.873cm" draw:transform="skewX (-0.147829387643892) rotate (-3.09237436868416) translate (18.233cm 9.393cm)">
          <text:p text:style-name="P2"/>
        </draw:ellipse>
        <draw:circle draw:style-name="gr3" draw:text-style-name="P1" draw:layer="layout" svg:width="0.225cm" svg:height="0.225cm" svg:x="19.465cm" svg:y="9.801cm">
          <text:p text:style-name="P2"/>
        </draw:circle>
        <draw:circle draw:style-name="gr3" draw:text-style-name="P1" draw:layer="layout" svg:width="0.225cm" svg:height="0.225cm" svg:x="17.966cm" svg:y="9.802cm">
          <text:p text:style-name="P2"/>
        </draw:circle>
        <draw:circle draw:style-name="gr3" draw:text-style-name="P1" draw:layer="layout" svg:width="0.225cm" svg:height="0.225cm" svg:x="16.428cm" svg:y="9.803cm">
          <text:p text:style-name="P2"/>
        </draw:circle>
        <draw:circle draw:style-name="gr3" draw:text-style-name="P1" draw:layer="layout" svg:width="0.225cm" svg:height="0.225cm" svg:x="14.842cm" svg:y="9.804cm">
          <text:p text:style-name="P2"/>
        </draw:circle>
        <draw:ellipse draw:style-name="gr1" draw:text-style-name="P1" draw:layer="layout" svg:width="1.701cm" svg:height="0.873cm" draw:transform="skewX (-0.147829387643892) rotate (1.63711883837037) translate (17.664cm 5.814cm)">
          <text:p text:style-name="P2"/>
        </draw:ellipse>
        <draw:ellipse draw:style-name="gr1" draw:text-style-name="P1" draw:layer="layout" svg:width="1.701cm" svg:height="0.873cm" draw:transform="skewX (-0.147829387643892) rotate (1.63711883837037) translate (16.113cm 3.614cm)">
          <text:p text:style-name="P2"/>
        </draw:ellipse>
        <draw:ellipse draw:style-name="gr2" draw:text-style-name="P1" draw:layer="layout" svg:width="1.701cm" svg:height="0.873cm" draw:transform="skewX (-0.147829387643892) rotate (1.63711883837037) translate (16.13cm 5.814cm)">
          <text:p text:style-name="P2"/>
        </draw:ellipse>
        <draw:ellipse draw:style-name="gr2" draw:text-style-name="P1" draw:layer="layout" svg:width="1.701cm" svg:height="0.873cm" draw:transform="skewX (-0.147829387643892) rotate (1.63711883837037) translate (17.67cm 3.614cm)">
          <text:p text:style-name="P2"/>
        </draw:ellipse>
        <draw:circle draw:style-name="gr3" draw:text-style-name="P1" draw:layer="layout" svg:width="0.225cm" svg:height="0.225cm" svg:x="19.439cm" svg:y="3.675cm">
          <text:p text:style-name="P2"/>
        </draw:circle>
        <draw:circle draw:style-name="gr3" draw:text-style-name="P1" draw:layer="layout" svg:width="0.225cm" svg:height="0.225cm" svg:x="17.94cm" svg:y="3.676cm">
          <text:p text:style-name="P2"/>
        </draw:circle>
        <draw:circle draw:style-name="gr3" draw:text-style-name="P1" draw:layer="layout" svg:width="0.225cm" svg:height="0.225cm" svg:x="16.402cm" svg:y="3.677cm">
          <text:p text:style-name="P2"/>
        </draw:circle>
        <draw:circle draw:style-name="gr3" draw:text-style-name="P1" draw:layer="layout" svg:width="0.225cm" svg:height="0.225cm" svg:x="14.816cm" svg:y="3.678cm">
          <text:p text:style-name="P2"/>
        </draw:circle>
        <draw:ellipse draw:style-name="gr2" draw:text-style-name="P1" draw:layer="layout" svg:width="1.389cm" svg:height="0.687cm" draw:transform="skewX (-0.147480321793493) rotate (2.46213597578794) translate (15.035cm 3.428cm)">
          <text:p text:style-name="P2"/>
        </draw:ellipse>
        <draw:ellipse draw:style-name="gr2" draw:text-style-name="P1" draw:layer="layout" svg:width="1.389cm" svg:height="0.687cm" draw:transform="skewX (-0.147480321793493) rotate (2.46213597578794) translate (20.035cm 5.528cm)">
          <text:p text:style-name="P2"/>
        </draw:ellipse>
        <draw:ellipse draw:style-name="gr1" draw:text-style-name="P1" draw:layer="layout" svg:width="1.389cm" svg:height="0.687cm" draw:transform="skewX (0.145909525466698) rotate (-2.46231050871432) translate (15.488cm 4.655cm)">
          <text:p text:style-name="P2"/>
        </draw:ellipse>
        <draw:ellipse draw:style-name="gr1" draw:text-style-name="P1" draw:layer="layout" svg:width="1.389cm" svg:height="0.687cm" draw:transform="skewX (0.145909525466698) rotate (-2.46231050871432) translate (20.389cm 2.555cm)">
          <text:p text:style-name="P2"/>
        </draw:ellipse>
        <draw:ellipse draw:style-name="gr2" draw:text-style-name="P1" draw:layer="layout" svg:width="2.245cm" svg:height="0.873cm" draw:transform="skewX (-0.147829387643892) rotate (-3.09237436868416) translate (16.902cm 15.866cm)">
          <text:p text:style-name="P2"/>
        </draw:ellipse>
        <draw:ellipse draw:style-name="gr1" draw:text-style-name="P1" draw:layer="layout" svg:width="2.245cm" svg:height="0.873cm" draw:transform="skewX (-0.147829387643892) rotate (-3.09237436868416) translate (20.002cm 15.866cm)">
          <text:p text:style-name="P2"/>
        </draw:ellipse>
        <draw:ellipse draw:style-name="gr2" draw:text-style-name="P1" draw:layer="layout" svg:width="2.245cm" svg:height="0.873cm" draw:transform="skewX (-0.147829387643892) rotate (-3.09237436868416) translate (20.002cm 17.866cm)">
          <text:p text:style-name="P2"/>
        </draw:ellipse>
        <draw:ellipse draw:style-name="gr1" draw:text-style-name="P1" draw:layer="layout" svg:width="2.245cm" svg:height="0.873cm" draw:transform="skewX (-0.147829387643892) rotate (-3.09237436868416) translate (16.902cm 17.892cm)">
          <text:p text:style-name="P2"/>
        </draw:ellipse>
        <draw:line draw:style-name="gr4" draw:text-style-name="P1" draw:layer="layout" svg:x1="1.27cm" svg:y1="0.34cm" svg:x2="1.27cm" svg:y2="24.47cm">
          <text:p text:style-name="P2"/>
        </draw:line>
        <draw:frame draw:style-name="gr5" draw:text-style-name="P3" draw:layer="layout" svg:width="1.103cm" svg:height="1.276cm" svg:x="0.107cm" svg:y="11.75cm">
          <draw:text-box>
            <text:p text:style-name="P2"><text:span text:style-name="T1">E</text:span></text:p>
          </draw:text-box>
        </draw:frame>
        <draw:line draw:style-name="gr6" draw:text-style-name="P1" draw:layer="layout" svg:x1="1.27cm" svg:y1="22.565cm" svg:x2="7.62cm" svg:y2="22.565cm">
          <text:p text:style-name="P2"/>
        </draw:line>
        <draw:line draw:style-name="gr6" draw:text-style-name="P1" draw:layer="layout" svg:x1="1.27cm" svg:y1="16.565cm" svg:x2="7.62cm" svg:y2="16.565cm">
          <text:p text:style-name="P2"/>
        </draw:line>
        <draw:line draw:style-name="gr6" draw:text-style-name="P1" draw:layer="layout" svg:x1="1.27cm" svg:y1="9.965cm" svg:x2="7.62cm" svg:y2="9.965cm">
          <text:p text:style-name="P2"/>
        </draw:line>
        <draw:line draw:style-name="gr6" draw:text-style-name="P1" draw:layer="layout" svg:x1="1.27cm" svg:y1="3.865cm" svg:x2="7.62cm" svg:y2="3.865cm">
          <text:p text:style-name="P2"/>
        </draw:line>
        <draw:line draw:style-name="gr7" draw:text-style-name="P1" draw:layer="layout" svg:x1="5.08cm" svg:y1="20.66cm" svg:x2="5.08cm" svg:y2="22.565cm">
          <text:p text:style-name="P2"/>
        </draw:line>
        <draw:line draw:style-name="gr8" draw:text-style-name="P1" draw:layer="layout" svg:x1="6.38cm" svg:y1="20.739cm" svg:x2="6.38cm" svg:y2="22.644cm">
          <text:p text:style-name="P2"/>
        </draw:line>
        <draw:line draw:style-name="gr7" draw:text-style-name="P1" draw:layer="layout" svg:x1="5.08cm" svg:y1="14.598cm" svg:x2="5.08cm" svg:y2="16.503cm">
          <text:p text:style-name="P2"/>
        </draw:line>
        <draw:line draw:style-name="gr8" draw:text-style-name="P1" draw:layer="layout" svg:x1="6.38cm" svg:y1="14.705cm" svg:x2="6.38cm" svg:y2="16.61cm">
          <text:p text:style-name="P2"/>
        </draw:line>
        <draw:frame draw:style-name="gr5" draw:text-style-name="P4" draw:layer="layout" svg:width="4.147cm" svg:height="1.263cm" svg:x="7.64cm" svg:y="21.876cm">
          <draw:text-box>
            <text:p text:style-name="P2"><text:span text:style-name="T2">a +</text:span><text:span text:style-name="T3"> 1.618</text:span><text:span text:style-name="T2">b</text:span></text:p>
          </draw:text-box>
        </draw:frame>
        <draw:frame draw:style-name="gr5" draw:text-style-name="P4" draw:layer="layout" svg:width="4.147cm" svg:height="1.263cm" svg:x="7.64cm" svg:y="15.877cm">
          <draw:text-box>
            <text:p text:style-name="P2"><text:span text:style-name="T2">a +</text:span><text:span text:style-name="T3"> 0.618</text:span><text:span text:style-name="T2">b</text:span></text:p>
          </draw:text-box>
        </draw:frame>
        <draw:frame draw:style-name="gr5" draw:text-style-name="P4" draw:layer="layout" svg:width="4.147cm" svg:height="1.263cm" svg:x="7.64cm" svg:y="9.178cm">
          <draw:text-box>
            <text:p text:style-name="P2"><text:span text:style-name="T2">a -</text:span><text:span text:style-name="T3"> 0.618</text:span><text:span text:style-name="T2">b</text:span></text:p>
          </draw:text-box>
        </draw:frame>
        <draw:frame draw:style-name="gr5" draw:text-style-name="P4" draw:layer="layout" svg:width="4.147cm" svg:height="1.263cm" svg:x="7.64cm" svg:y="3.179cm">
          <draw:text-box>
            <text:p text:style-name="P2"><text:span text:style-name="T2">a -</text:span><text:span text:style-name="T3"> 1.618</text:span><text:span text:style-name="T2">b</text:span></text:p>
          </draw:text-box>
        </draw:frame>
        <draw:frame draw:style-name="gr5" draw:layer="layout" svg:width="1.2cm" svg:height="1.081cm" svg:x="1.575cm" svg:y="21.428cm">
          <draw:text-box>
            <text:p text:style-name="P2">1<text:span text:style-name="T4">p</text:span></text:p>
          </draw:text-box>
        </draw:frame>
        <draw:frame draw:style-name="gr5" draw:layer="layout" svg:width="1.167cm" svg:height="1.081cm" svg:x="1.575cm" svg:y="15.328cm">
          <draw:text-box>
            <text:p text:style-name="P2"><text:span text:style-name="T4">2p</text:span></text:p>
          </draw:text-box>
        </draw:frame>
        <draw:frame draw:style-name="gr5" draw:layer="layout" svg:width="1.353cm" svg:height="1.081cm" svg:x="1.575cm" svg:y="8.728cm">
          <draw:text-box>
            <text:p text:style-name="P2"><text:span text:style-name="T4">3p</text:span><text:span text:style-name="T5">*</text:span></text:p>
          </draw:text-box>
        </draw:frame>
        <draw:frame draw:style-name="gr5" draw:layer="layout" svg:width="1.353cm" svg:height="1.081cm" svg:x="1.575cm" svg:y="2.728cm">
          <draw:text-box>
            <text:p text:style-name="P2"><text:span text:style-name="T4">4p</text:span><text:span text:style-name="T5">*</text:span></text:p>
          </draw:text-box>
        </draw:frame>
        <draw:circle draw:style-name="gr3" draw:text-style-name="P1" draw:layer="layout" svg:width="0.225cm" svg:height="0.225cm" svg:x="19.465cm" svg:y="16.423cm">
          <text:p text:style-name="P2"/>
        </draw:circle>
        <draw:circle draw:style-name="gr3" draw:text-style-name="P1" draw:layer="layout" svg:width="0.225cm" svg:height="0.225cm" svg:x="17.966cm" svg:y="16.424cm">
          <text:p text:style-name="P2"/>
        </draw:circle>
        <draw:circle draw:style-name="gr3" draw:text-style-name="P1" draw:layer="layout" svg:width="0.225cm" svg:height="0.225cm" svg:x="16.428cm" svg:y="16.425cm">
          <text:p text:style-name="P2"/>
        </draw:circle>
        <draw:circle draw:style-name="gr3" draw:text-style-name="P1" draw:layer="layout" svg:width="0.225cm" svg:height="0.225cm" svg:x="14.842cm" svg:y="16.426cm">
          <text:p text:style-name="P2"/>
        </draw:circle>
        <draw:circle draw:style-name="gr3" draw:text-style-name="P1" draw:layer="layout" svg:width="0.225cm" svg:height="0.225cm" svg:x="19.465cm" svg:y="22.423cm">
          <text:p text:style-name="P2"/>
        </draw:circle>
        <draw:circle draw:style-name="gr3" draw:text-style-name="P1" draw:layer="layout" svg:width="0.225cm" svg:height="0.225cm" svg:x="17.966cm" svg:y="22.424cm">
          <text:p text:style-name="P2"/>
        </draw:circle>
        <draw:circle draw:style-name="gr3" draw:text-style-name="P1" draw:layer="layout" svg:width="0.225cm" svg:height="0.225cm" svg:x="16.428cm" svg:y="22.425cm">
          <text:p text:style-name="P2"/>
        </draw:circle>
        <draw:circle draw:style-name="gr3" draw:text-style-name="P1" draw:layer="layout" svg:width="0.225cm" svg:height="0.225cm" svg:x="14.842cm" svg:y="22.426cm">
          <text:p text:style-name="P2"/>
        </draw:circle>
        <draw:frame draw:style-name="gr5" draw:layer="layout" svg:width="0.875cm" svg:height="0.962cm" svg:x="16.854cm" svg:y="20.77cm">
          <draw:text-box>
            <text:p text:style-name="P2">+</text:p>
          </draw:text-box>
        </draw:frame>
        <draw:frame draw:style-name="gr5" draw:text-style-name="P5" draw:layer="layout" svg:width="0.849cm" svg:height="1.081cm" svg:x="16.869cm" svg:y="23.394cm">
          <draw:text-box>
            <text:p text:style-name="P2"><text:span text:style-name="T4">-</text:span></text:p>
          </draw:text-box>
        </draw:frame>
        <draw:frame draw:style-name="gr5" draw:layer="layout" svg:width="0.875cm" svg:height="0.962cm" svg:x="18.399cm" svg:y="17.026cm">
          <draw:text-box>
            <text:p text:style-name="P2">+</text:p>
          </draw:text-box>
        </draw:frame>
        <draw:frame draw:style-name="gr5" draw:text-style-name="P5" draw:layer="layout" svg:width="0.849cm" svg:height="1.081cm" svg:x="15.336cm" svg:y="16.938cm">
          <draw:text-box>
            <text:p text:style-name="P2"><text:span text:style-name="T4">-</text:span></text:p>
          </draw:text-box>
        </draw:frame>
        <draw:frame draw:style-name="gr5" draw:layer="layout" svg:width="0.875cm" svg:height="0.962cm" svg:x="15.344cm" svg:y="15.026cm">
          <draw:text-box>
            <text:p text:style-name="P2">+</text:p>
          </draw:text-box>
        </draw:frame>
        <draw:frame draw:style-name="gr5" draw:text-style-name="P5" draw:layer="layout" svg:width="0.849cm" svg:height="1.081cm" svg:x="18.437cm" svg:y="14.938cm">
          <draw:text-box>
            <text:p text:style-name="P2"><text:span text:style-name="T4">-</text:span></text:p>
          </draw:text-box>
        </draw:frame>
        <draw:frame draw:style-name="gr5" draw:layer="layout" svg:width="0.875cm" svg:height="0.962cm" svg:x="16.945cm" svg:y="10.326cm">
          <draw:text-box>
            <text:p text:style-name="P2">+</text:p>
          </draw:text-box>
        </draw:frame>
        <draw:frame draw:style-name="gr5" draw:layer="layout" svg:width="0.875cm" svg:height="0.962cm" svg:x="14.246cm" svg:y="8.426cm">
          <draw:text-box>
            <text:p text:style-name="P2">+</text:p>
          </draw:text-box>
        </draw:frame>
        <draw:frame draw:style-name="gr5" draw:layer="layout" svg:width="0.875cm" svg:height="0.962cm" svg:x="19.347cm" svg:y="8.426cm">
          <draw:text-box>
            <text:p text:style-name="P2">+</text:p>
          </draw:text-box>
        </draw:frame>
        <draw:frame draw:style-name="gr5" draw:text-style-name="P5" draw:layer="layout" svg:width="0.849cm" svg:height="1.081cm" svg:x="19.338cm" svg:y="10.238cm">
          <draw:text-box>
            <text:p text:style-name="P2"><text:span text:style-name="T4">-</text:span></text:p>
          </draw:text-box>
        </draw:frame>
        <draw:frame draw:style-name="gr5" draw:text-style-name="P5" draw:layer="layout" svg:width="0.849cm" svg:height="1.081cm" svg:x="14.339cm" svg:y="10.238cm">
          <draw:text-box>
            <text:p text:style-name="P2"><text:span text:style-name="T4">-</text:span></text:p>
          </draw:text-box>
        </draw:frame>
        <draw:frame draw:style-name="gr5" draw:text-style-name="P5" draw:layer="layout" svg:width="0.849cm" svg:height="1.081cm" svg:x="16.918cm" svg:y="8.404cm">
          <draw:text-box>
            <text:p text:style-name="P2"><text:span text:style-name="T4">-</text:span></text:p>
          </draw:text-box>
        </draw:frame>
        <draw:frame draw:style-name="gr5" draw:layer="layout" svg:width="0.875cm" svg:height="0.962cm" svg:x="19.348cm" svg:y="4.426cm">
          <draw:text-box>
            <text:p text:style-name="P2">+</text:p>
          </draw:text-box>
        </draw:frame>
        <draw:frame draw:style-name="gr5" draw:layer="layout" svg:width="0.875cm" svg:height="0.962cm" svg:x="16.093cm" svg:y="4.426cm">
          <draw:text-box>
            <text:p text:style-name="P2">+</text:p>
          </draw:text-box>
        </draw:frame>
        <draw:frame draw:style-name="gr5" draw:layer="layout" svg:width="0.875cm" svg:height="0.962cm" svg:x="14.194cm" svg:y="2.226cm">
          <draw:text-box>
            <text:p text:style-name="P2">+</text:p>
          </draw:text-box>
        </draw:frame>
        <draw:frame draw:style-name="gr5" draw:layer="layout" svg:width="0.875cm" svg:height="0.962cm" svg:x="17.651cm" svg:y="2.182cm">
          <draw:text-box>
            <text:p text:style-name="P2">+</text:p>
          </draw:text-box>
        </draw:frame>
        <draw:frame draw:style-name="gr5" draw:text-style-name="P5" draw:layer="layout" svg:width="0.849cm" svg:height="1.081cm" svg:x="17.641cm" svg:y="4.304cm">
          <draw:text-box>
            <text:p text:style-name="P2"><text:span text:style-name="T4">-</text:span></text:p>
          </draw:text-box>
        </draw:frame>
        <draw:frame draw:style-name="gr5" draw:text-style-name="P5" draw:layer="layout" svg:width="0.849cm" svg:height="1.081cm" svg:x="14.243cm" svg:y="4.304cm">
          <draw:text-box>
            <text:p text:style-name="P2"><text:span text:style-name="T4">-</text:span></text:p>
          </draw:text-box>
        </draw:frame>
        <draw:frame draw:style-name="gr5" draw:text-style-name="P5" draw:layer="layout" svg:width="0.849cm" svg:height="1.081cm" svg:x="16.066cm" svg:y="2.104cm">
          <draw:text-box>
            <text:p text:style-name="P2"><text:span text:style-name="T4">-</text:span></text:p>
          </draw:text-box>
        </draw:frame>
        <draw:frame draw:style-name="gr5" draw:text-style-name="P5" draw:layer="layout" svg:width="0.849cm" svg:height="1.081cm" svg:x="19.267cm" svg:y="2.104cm">
          <draw:text-box>
            <text:p text:style-name="P2"><text:span text:style-name="T4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5.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ussi Eloranta</meta:initial-creator>
    <meta:creation-date>2007-03-29T13:49:07</meta:creation-date>
    <dc:creator>Jussi Eloranta</dc:creator>
    <dc:date>2007-04-01T19:47:57</dc:date>
    <dc:language>en-US</dc:language>
    <meta:editing-cycles>33</meta:editing-cycles>
    <meta:editing-duration>PT3H17M58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